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Source_20_Text">*.pyc</text:span></text:p>
      <text:p text:style-name="Preformatted_20_Text"><text:span text:style-name="Source_20_Text">*~</text:span></text:p>
      <text:p text:style-name="Preformatted_20_Text"><text:span text:style-name="Source_20_Text">__pycache__</text:span></text:p>
      <text:p text:style-name="Preformatted_20_Text"><text:span text:style-name="Source_20_Text">myvenv</text:span></text:p>
      <text:p text:style-name="Preformatted_20_Text"><text:span text:style-name="Source_20_Text">db.sqlite3</text:span></text:p>
      <text:p text:style-name="Preformatted_20_Text"><text:span text:style-name="Source_20_Text">/static</text:span></text:p>
      <text:p text:style-name="P1"><text:span text:style-name="Source_20_Text">.DS_Store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22:57:57.757640117</meta:creation-date>
    <dc:date>2018-01-07T22:58:41.301665408</dc:date>
    <meta:editing-duration>PT46S</meta:editing-duration>
    <meta:editing-cycles>1</meta:editing-cycles>
    <meta:document-statistic meta:table-count="0" meta:image-count="0" meta:object-count="0" meta:page-count="1" meta:paragraph-count="7" meta:word-count="7" meta:character-count="50" meta:non-whitespace-character-count="50"/>
    <meta:generator>LibreOffice/5.2.7.2$Linux_ARM_EABI LibreOffice_project/528e71104c3fcc3637004cef595401b05295414c</meta:generator>
  </office:meta>
</office:document-meta>
</file>